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9C671CC5C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Roman" svg:font-family="'Nimbus Roman'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995cm" fo:min-width="1.745cm" fo:wrap-option="wrap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ffffd7" loext:opacity="100%" style:font-name="Nimbus Mono PS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  <style:text-properties fo:color="#ffffd7" loext:opacity="100%" style:font-name="Nimbus Mono PS" fo:font-size="26pt" fo:font-weight="bold" fo:background-color="#ffffd7" style:font-size-asian="26pt" style:font-weight-asian="bold" style:font-size-complex="26pt" style:font-weight-complex="bold"/>
    </style:style>
    <style:style style:name="P3" style:family="paragraph">
      <style:text-properties style:font-name="Nimbus Mono PS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Nimbus Mono PS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ffffd7" loext:opacity="100%" style:font-name="Nimbus Mono PS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Nimbus Mono P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75cm" svg:height="3.175cm" svg:x="0.635cm" svg:y="1.27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9.525cm" svg:height="1.945cm" svg:x="4.445cm" svg:y="1.865cm">
          <draw:text-box>
            <text:p text:style-name="P3"><text:span text:style-name="T2">Tiago Sousa</text:span></text:p>
            <text:p text:style-name="P3"><text:span text:style-name="T2">Frontend Engineer</text:span></text:p>
          </draw:text-box>
        </draw:frame>
        <draw:frame draw:style-name="gr3" draw:text-style-name="P5" draw:layer="layout" svg:width="13.97cm" svg:height="8.484cm" svg:x="0.337cm" svg:y="5.005cm">
          <draw:image xlink:href="Pictures/10000000000003E80000029C671CC5C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Roman" svg:font-family="'Nimbus Roman'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8:28:42.197537439</meta:creation-date>
    <dc:date>2025-04-19T18:49:10.334335101</dc:date>
    <meta:editing-duration>PT10M9S</meta:editing-duration>
    <meta:editing-cycles>2</meta:editing-cycles>
    <meta:generator>LibreOffice/24.8.6.2$Linux_X86_64 LibreOffice_project/d50be90c1d90f0f90a5235ffcbbafbbfa38a83c2</meta:generator>
    <meta:document-statistic meta:object-count="26"/>
  </office:meta>
</office:document-meta>
</file>